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89cm" svg:height="1.778cm" svg:x="2.834cm" svg:y="3.794cm">
          <text:p text:style-name="P1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.461cm" svg:height="2.54cm" svg:x="2.27cm" svg:y="22.463cm">
          <text:p text:style-name="P1"><text:span text:style-name="T2">Save Output as </text:span></text:p>
          <text:p text:style-name="P1"><text:span text:style-name="T2">encrypted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type="line" svg:x1="5.029cm" svg:y1="5.572cm" svg:x2="5.064cm" svg:y2="6.969cm" draw:start-shape="id1" draw:start-glue-point="6" svg:d="M5029 5572l35 1397" svg:viewBox="0 0 36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iprashanth </meta:initial-creator>
    <meta:creation-date>2014-12-14T21:31:00.486506909</meta:creation-date>
    <dc:date>2014-12-14T22:52:29.832927629</dc:date>
    <dc:creator>Jaiprashanth </dc:creator>
    <meta:editing-duration>PT31M44S</meta:editing-duration>
    <meta:editing-cycles>4</meta:editing-cycles>
    <meta:generator>LibreOffice/4.2.7.2$Linux_X86_64 LibreOffice_project/420m0$Build-2</meta:generator>
    <meta:document-statistic meta:object-count="3"/>
  </office:meta>
</office:document-meta>
</file>